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automatic-styles>
    <style:style style:name="P1" style:family="paragraph" style:parent-style-name="Horizontal_20_Line">
      <style:text-properties fo:color="#000000" loext:opacity="100%"/>
    </style:style>
    <style:style style:name="P2" style:family="paragraph" style:parent-style-name="Heading_20_3">
      <style:paragraph-properties fo:margin-left="0.1665in" fo:margin-right="0in" fo:line-height="150%" fo:orphans="2" fo:widows="2" fo:text-indent="0in" style:auto-text-indent="false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5" style:family="paragraph" style:parent-style-name="Text_20_body" style:list-style-name="L1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6" style:family="paragraph" style:parent-style-name="Text_20_body" style:list-style-name="L1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7" style:family="paragraph" style:parent-style-name="Text_20_body" style:list-style-name="L1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8" style:family="paragraph" style:parent-style-name="Text_20_body" style:list-style-name="L1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9" style:family="paragraph" style:parent-style-name="Text_20_body" style:list-style-name="L1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10" style:family="paragraph" style:parent-style-name="Text_20_body" style:list-style-name="L17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11" style:family="paragraph" style:parent-style-name="Text_20_body" style:list-style-name="L18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12" style:family="paragraph" style:parent-style-name="Text_20_body" style:list-style-name="L19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P13" style:family="paragraph" style:parent-style-name="Text_20_body" style:list-style-name="L11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14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5" style:family="paragraph" style:parent-style-name="Text_20_body" style:list-style-name="L12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16" style:family="paragraph" style:parent-style-name="Text_20_body" style:list-style-name="L1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7" style:family="paragraph" style:parent-style-name="Text_20_body" style:list-style-name="L13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18" style:family="paragraph" style:parent-style-name="Text_20_body" style:list-style-name="L1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9" style:family="paragraph" style:parent-style-name="Text_20_body" style:list-style-name="L14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20" style:family="paragraph" style:parent-style-name="Text_20_body" style:list-style-name="L1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1" style:family="paragraph" style:parent-style-name="Text_20_body" style:list-style-name="L15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22" style:family="paragraph" style:parent-style-name="Text_20_body" style:list-style-name="L15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3" style:family="paragraph" style:parent-style-name="Text_20_body" style:list-style-name="L16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24" style:family="paragraph" style:parent-style-name="Text_20_body" style:list-style-name="L16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5" style:family="paragraph" style:parent-style-name="Text_20_body" style:list-style-name="L17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26" style:family="paragraph" style:parent-style-name="Text_20_body" style:list-style-name="L17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7" style:family="paragraph" style:parent-style-name="Text_20_body" style:list-style-name="L18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28" style:family="paragraph" style:parent-style-name="Text_20_body" style:list-style-name="L18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9" style:family="paragraph" style:parent-style-name="Text_20_body" style:list-style-name="L19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30" style:family="paragraph" style:parent-style-name="Text_20_body" style:list-style-name="L19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T1" style:family="text">
      <style:text-properties fo:font-variant="normal" fo:text-transform="none" fo:color="#f8faff" loext:opacity="100%" style:font-name="Inter" fo:letter-spacing="normal" fo:font-style="normal" fo:font-weight="normal"/>
    </style:style>
    <style:style style:name="T2" style:family="text">
      <style:text-properties fo:font-variant="normal" fo:text-transform="none" fo:color="#f8faff" loext:opacity="100%" style:font-name="Inter" fo:font-size="12pt" fo:letter-spacing="normal" fo:font-style="normal" fo:font-weight="normal"/>
    </style:style>
    <style:style style:name="T3" style:family="text">
      <style:text-properties fo:font-variant="normal" fo:text-transform="none" fo:color="#f8faff" loext:opacity="100%" style:font-name="var ds-font-family-code" fo:font-size="12pt" fo:letter-spacing="normal" fo:font-style="normal" fo:font-weight="normal" loext:padding="0in" loext:border="none"/>
    </style:style>
    <style:style style:name="T4" style:family="text">
      <style:text-properties fo:font-variant="normal" fo:text-transform="none" style:font-name="Inter" fo:letter-spacing="normal" fo:font-style="normal" fo:font-weight="normal"/>
    </style:style>
    <style:style style:name="T5" style:family="text">
      <style:text-properties fo:font-variant="normal" fo:text-transform="none" style:font-name="Inter" fo:font-size="12pt" fo:letter-spacing="normal" fo:font-style="normal" fo:font-weight="normal"/>
    </style:style>
    <style:style style:name="T6" style:family="text">
      <style:text-properties fo:font-variant="normal" fo:text-transform="none" style:font-name="var ds-font-family-code" fo:font-size="12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ffff00" loext:opacity="100%" style:font-name="Inter" fo:letter-spacing="normal" fo:font-style="normal" fo:font-weight="normal"/>
    </style:style>
    <style:style style:name="T8" style:family="text">
      <style:text-properties fo:font-variant="normal" fo:text-transform="none" fo:color="#ffff00" loext:opacity="100%" style:font-name="Inter" fo:font-size="12pt" fo:letter-spacing="normal" fo:font-style="normal" fo:font-weight="normal"/>
    </style:style>
    <style:style style:name="T9" style:family="text">
      <style:text-properties fo:font-variant="normal" fo:text-transform="none" fo:color="#ffff00" loext:opacity="100%" style:font-name="var ds-font-family-code" fo:font-size="12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000000" loext:opacity="100%" style:font-name="Inter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Inter" fo:font-size="12p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var ds-font-family-code" fo:font-size="12pt" fo:letter-spacing="normal" fo:font-style="normal" fo:font-weight="normal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0">1. </text:span><text:span text:style-name="Strong_20_Emphasis"><text:span text:style-name="T10">Produit (Product) ↔ Categorie (Category)</text:span></text:span></text:h>
      <text:list xml:id="list1892115746" text:style-name="L11">
        <text:list-item>
          <text:p text:style-name="P13"><text:span text:style-name="Strong_20_Emphasis"><text:span text:style-name="T11">Relationship:</text:span></text:span><text:span text:style-name="T11"> One-to-Many</text:span></text:p>
          <text:list>
            <text:list-item>
              <text:p text:style-name="P4">A category can have multiple products.</text:p>
            </text:list-item>
            <text:list-item>
              <text:p text:style-name="P4">A product belongs to one category.</text:p>
            </text:list-item>
          </text:list>
        </text:list-item>
        <text:list-item>
          <text:p text:style-name="P14"><text:span text:style-name="Strong_20_Emphasis"><text:span text:style-name="T11">Foreign Key:</text:span></text:span><text:span text:style-name="T11"> </text:span><text:span text:style-name="Source_20_Text"><text:span text:style-name="T12">Produit.id_Categorie</text:span></text:span><text:span text:style-name="T11"> → </text:span><text:span text:style-name="Source_20_Text"><text:span text:style-name="T12">Categorie.id_Categorie</text:span></text:span></text:p>
        </text:list-item>
      </text:list>
      <text:p text:style-name="P1"/>
      <text:h text:style-name="P2" text:outline-level="3"><text:span text:style-name="T10">2. </text:span><text:span text:style-name="Strong_20_Emphasis"><text:span text:style-name="T10">Produit (Product) ↔ Image (Image)</text:span></text:span></text:h>
      <text:list xml:id="list2672760433" text:style-name="L12">
        <text:list-item>
          <text:p text:style-name="P15"><text:span text:style-name="Strong_20_Emphasis"><text:span text:style-name="T11">Relationship:</text:span></text:span><text:span text:style-name="T11"> One-to-Many</text:span></text:p>
          <text:list>
            <text:list-item>
              <text:p text:style-name="P5">A product can have multiple images.</text:p>
            </text:list-item>
            <text:list-item>
              <text:p text:style-name="P5">An image belongs to one product.</text:p>
            </text:list-item>
          </text:list>
        </text:list-item>
        <text:list-item>
          <text:p text:style-name="P16"><text:span text:style-name="Strong_20_Emphasis"><text:span text:style-name="T11">Foreign Key:</text:span></text:span><text:span text:style-name="T11"> </text:span><text:span text:style-name="Source_20_Text"><text:span text:style-name="T12">Image.id_Produit</text:span></text:span><text:span text:style-name="T11"> → </text:span><text:span text:style-name="Source_20_Text"><text:span text:style-name="T12">Produit.id_Produit</text:span></text:span></text:p>
        </text:list-item>
      </text:list>
      <text:p text:style-name="P1"/>
      <text:h text:style-name="P2" text:outline-level="3"><text:span text:style-name="T10">3. </text:span><text:span text:style-name="Strong_20_Emphasis"><text:span text:style-name="T10">Produit (Product) ↔ Détail_commande (Order Detail)</text:span></text:span></text:h>
      <text:list xml:id="list1927196002" text:style-name="L13">
        <text:list-item>
          <text:p text:style-name="P17"><text:span text:style-name="Strong_20_Emphasis"><text:span text:style-name="T11">Relationship:</text:span></text:span><text:span text:style-name="T11"> One-to-Many</text:span></text:p>
          <text:list>
            <text:list-item>
              <text:p text:style-name="P6">A product can appear in multiple order details.</text:p>
            </text:list-item>
            <text:list-item>
              <text:p text:style-name="P6">An order detail refers to one product.</text:p>
            </text:list-item>
          </text:list>
        </text:list-item>
        <text:list-item>
          <text:p text:style-name="P18"><text:span text:style-name="Strong_20_Emphasis"><text:span text:style-name="T11">Foreign Key:</text:span></text:span><text:span text:style-name="T11"> </text:span><text:span text:style-name="Source_20_Text"><text:span text:style-name="T12">Détail_commande.id_Produit</text:span></text:span><text:span text:style-name="T11"> → </text:span><text:span text:style-name="Source_20_Text"><text:span text:style-name="T12">Produit.id_Produit</text:span></text:span></text:p>
        </text:list-item>
      </text:list>
      <text:p text:style-name="P1"/>
      <text:h text:style-name="P2" text:outline-level="3"><text:span text:style-name="T10">4. </text:span><text:span text:style-name="Strong_20_Emphasis"><text:span text:style-name="T10">Détail_commande (Order Detail) ↔ Détail_expédition (Shipment Detail)</text:span></text:span></text:h>
      <text:list xml:id="list2929711613" text:style-name="L14">
        <text:list-item>
          <text:p text:style-name="P19"><text:span text:style-name="Strong_20_Emphasis"><text:span text:style-name="T11">Relationship:</text:span></text:span><text:span text:style-name="T11"> One-to-Many</text:span></text:p>
          <text:list>
            <text:list-item>
              <text:p text:style-name="P7">An order detail can be split into multiple shipment details (e.g., partial shipments).</text:p>
            </text:list-item>
            <text:list-item>
              <text:p text:style-name="P7">A shipment detail refers to one order detail.</text:p>
            </text:list-item>
          </text:list>
        </text:list-item>
        <text:list-item>
          <text:p text:style-name="P20"><text:span text:style-name="Strong_20_Emphasis"><text:span text:style-name="T11">Foreign Key:</text:span></text:span><text:span text:style-name="T11"> </text:span><text:span text:style-name="Source_20_Text"><text:span text:style-name="T12">Détail_expédition.id_Détail_commande</text:span></text:span><text:span text:style-name="T11"> → </text:span><text:span text:style-name="Source_20_Text"><text:span text:style-name="T12">Détail_commande.id_Détail_commande</text:span></text:span></text:p>
        </text:list-item>
      </text:list>
      <text:p text:style-name="P1"/>
      <text:h text:style-name="P2" text:outline-level="3"><text:span text:style-name="T10">5. </text:span><text:span text:style-name="Strong_20_Emphasis"><text:span text:style-name="T10">Commande (Order) ↔ Détail_commande (Order Detail)</text:span></text:span></text:h>
      <text:list xml:id="list3300351432" text:style-name="L15">
        <text:list-item>
          <text:p text:style-name="P21"><text:span text:style-name="Strong_20_Emphasis"><text:span text:style-name="T11">Relationship:</text:span></text:span><text:span text:style-name="T11"> One-to-Many</text:span></text:p>
          <text:list>
            <text:list-item>
              <text:p text:style-name="P8">An order can have multiple order details.</text:p>
            </text:list-item>
            <text:list-item>
              <text:p text:style-name="P8">An order detail belongs to one order.</text:p>
            </text:list-item>
          </text:list>
        </text:list-item>
        <text:list-item>
          <text:p text:style-name="P22"><text:span text:style-name="Strong_20_Emphasis"><text:span text:style-name="T11">Foreign Key:</text:span></text:span><text:span text:style-name="T11"> </text:span><text:span text:style-name="Source_20_Text"><text:span text:style-name="T12">Détail_commande.id_Commande</text:span></text:span><text:span text:style-name="T11"> → </text:span><text:span text:style-name="Source_20_Text"><text:span text:style-name="T12">Commande.id_Commande</text:span></text:span></text:p>
        </text:list-item>
      </text:list>
      <text:p text:style-name="P1"><text:soft-page-break/></text:p>
      <text:h text:style-name="P2" text:outline-level="3"><text:span text:style-name="T10">6. </text:span><text:span text:style-name="Strong_20_Emphasis"><text:span text:style-name="T10">Commande (Order) ↔ Expédition (Shipment)</text:span></text:span></text:h>
      <text:list xml:id="list2153059669" text:style-name="L16">
        <text:list-item>
          <text:p text:style-name="P23"><text:span text:style-name="Strong_20_Emphasis"><text:span text:style-name="T11">Relationship:</text:span></text:span><text:span text:style-name="T11"> One-to-Many</text:span></text:p>
          <text:list>
            <text:list-item>
              <text:p text:style-name="P9">An order can have multiple shipments (e.g., split shipments).</text:p>
            </text:list-item>
            <text:list-item>
              <text:p text:style-name="P9">A shipment belongs to one order.</text:p>
            </text:list-item>
          </text:list>
        </text:list-item>
        <text:list-item>
          <text:p text:style-name="P24"><text:span text:style-name="Strong_20_Emphasis"><text:span text:style-name="T11">Foreign Key:</text:span></text:span><text:span text:style-name="T11"> </text:span><text:span text:style-name="Source_20_Text"><text:span text:style-name="T12">Expédition.id_Commande</text:span></text:span><text:span text:style-name="T11"> → </text:span><text:span text:style-name="Source_20_Text"><text:span text:style-name="T12">Commande.id_Commande</text:span></text:span></text:p>
        </text:list-item>
      </text:list>
      <text:p text:style-name="P1"/>
      <text:h text:style-name="P2" text:outline-level="3"><text:span text:style-name="T10">7. </text:span><text:span text:style-name="Strong_20_Emphasis"><text:span text:style-name="T10">Commande (Order) ↔ Paiement (Payment)</text:span></text:span></text:h>
      <text:list xml:id="list324725455" text:style-name="L17">
        <text:list-item>
          <text:p text:style-name="P25"><text:span text:style-name="Strong_20_Emphasis"><text:span text:style-name="T11">Relationship:</text:span></text:span><text:span text:style-name="T11"> One-to-One or One-to-Many</text:span></text:p>
          <text:list>
            <text:list-item>
              <text:p text:style-name="P10">An order can have one or more payments (e.g., partial payments).</text:p>
            </text:list-item>
            <text:list-item>
              <text:p text:style-name="P10">A payment is linked to one order.</text:p>
            </text:list-item>
          </text:list>
        </text:list-item>
        <text:list-item>
          <text:p text:style-name="P26"><text:span text:style-name="Strong_20_Emphasis"><text:span text:style-name="T11">Foreign Key:</text:span></text:span><text:span text:style-name="T11"> </text:span><text:span text:style-name="Source_20_Text"><text:span text:style-name="T12">Paiement.id_Commande</text:span></text:span><text:span text:style-name="T11"> → </text:span><text:span text:style-name="Source_20_Text"><text:span text:style-name="T12">Commande.id_Commande</text:span></text:span></text:p>
        </text:list-item>
      </text:list>
      <text:p text:style-name="P1"/>
      <text:h text:style-name="P2" text:outline-level="3"><text:span text:style-name="T10">8. </text:span><text:span text:style-name="Strong_20_Emphasis"><text:span text:style-name="T10">Client (Client) ↔ Commande (Order)</text:span></text:span></text:h>
      <text:list xml:id="list1801230578" text:style-name="L18">
        <text:list-item>
          <text:p text:style-name="P27"><text:span text:style-name="Strong_20_Emphasis"><text:span text:style-name="T11">Relationship:</text:span></text:span><text:span text:style-name="T11"> One-to-Many</text:span></text:p>
          <text:list>
            <text:list-item>
              <text:p text:style-name="P11">A client can place multiple orders.</text:p>
            </text:list-item>
            <text:list-item>
              <text:p text:style-name="P11">An order belongs to one client.</text:p>
            </text:list-item>
          </text:list>
        </text:list-item>
        <text:list-item>
          <text:p text:style-name="P28"><text:span text:style-name="Strong_20_Emphasis"><text:span text:style-name="T11">Foreign Key:</text:span></text:span><text:span text:style-name="T11"> </text:span><text:span text:style-name="Source_20_Text"><text:span text:style-name="T12">Commande.id_Client</text:span></text:span><text:span text:style-name="T11"> → </text:span><text:span text:style-name="Source_20_Text"><text:span text:style-name="T12">Client.id_Client</text:span></text:span></text:p>
        </text:list-item>
      </text:list>
      <text:p text:style-name="P1"/>
      <text:h text:style-name="P2" text:outline-level="3"><text:span text:style-name="T10">9. </text:span><text:span text:style-name="Strong_20_Emphasis"><text:span text:style-name="T10">Expédition (Shipment) ↔ Détail_expédition (Shipment Detail)</text:span></text:span></text:h>
      <text:list xml:id="list3169926796" text:style-name="L19">
        <text:list-item>
          <text:p text:style-name="P29"><text:span text:style-name="Strong_20_Emphasis"><text:span text:style-name="T11">Relationship:</text:span></text:span><text:span text:style-name="T11"> One-to-Many</text:span></text:p>
          <text:list>
            <text:list-item>
              <text:p text:style-name="P12">A shipment can have multiple shipment details.</text:p>
            </text:list-item>
            <text:list-item>
              <text:p text:style-name="P12">A shipment detail belongs to one shipment.</text:p>
            </text:list-item>
          </text:list>
        </text:list-item>
        <text:list-item>
          <text:p text:style-name="P30"><text:span text:style-name="Strong_20_Emphasis"><text:span text:style-name="T11">Foreign Key:</text:span></text:span><text:span text:style-name="T11"> </text:span><text:span text:style-name="Source_20_Text"><text:span text:style-name="T12">Détail_expédition.id_expedition</text:span></text:span><text:span text:style-name="T11"> → </text:span><text:span text:style-name="Source_20_Text"><text:span text:style-name="T12">Expédition.id_Expédition</text:span></text:span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4:25:01.997215925</meta:creation-date>
    <dc:date>2025-03-07T14:28:14.186286593</dc:date>
    <meta:editing-duration>PT3M13S</meta:editing-duration>
    <meta:editing-cycles>1</meta:editing-cycles>
    <meta:document-statistic meta:table-count="0" meta:image-count="0" meta:object-count="0" meta:page-count="2" meta:paragraph-count="45" meta:word-count="293" meta:character-count="2041" meta:non-whitespace-character-count="1829"/>
    <meta:generator>LibreOffice/7.3.7.2$Linux_X86_64 LibreOffice_project/30$Build-2</meta:generator>
  </office:meta>
</office:document-meta>
</file>